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1adf2f" style:font-size-asian="15pt" style:font-size-complex="15pt"/>
    </style:style>
    <style:style style:name="P2" style:family="paragraph" style:parent-style-name="Standard">
      <style:text-properties officeooo:rsid="001cb0ff" officeooo:paragraph-rsid="001cb0ff"/>
    </style:style>
    <style:style style:name="P3" style:family="paragraph" style:parent-style-name="Standard">
      <style:text-properties officeooo:rsid="001dc02d" officeooo:paragraph-rsid="001dc02d"/>
    </style:style>
    <style:style style:name="P4" style:family="paragraph" style:parent-style-name="Standard">
      <style:text-properties officeooo:rsid="0020ff8f" officeooo:paragraph-rsid="0020ff8f"/>
    </style:style>
    <style:style style:name="P5" style:family="paragraph" style:parent-style-name="Standard">
      <style:text-properties officeooo:rsid="002a8c10" officeooo:paragraph-rsid="002a8c10"/>
    </style:style>
    <style:style style:name="P6" style:family="paragraph" style:parent-style-name="Text_20_body">
      <style:text-properties officeooo:rsid="0012110c" officeooo:paragraph-rsid="001cb0ff"/>
    </style:style>
    <style:style style:name="P7" style:family="paragraph" style:parent-style-name="Text_20_body">
      <style:text-properties officeooo:rsid="0012110c" officeooo:paragraph-rsid="001e4a45"/>
    </style:style>
    <style:style style:name="P8" style:family="paragraph" style:parent-style-name="Text_20_body">
      <style:text-properties officeooo:rsid="0010196e" officeooo:paragraph-rsid="001e4a45"/>
    </style:style>
    <style:style style:name="P9" style:family="paragraph" style:parent-style-name="Standard">
      <style:text-properties officeooo:paragraph-rsid="003702f0"/>
    </style:style>
    <style:style style:name="P10" style:family="paragraph" style:parent-style-name="Text_20_body" style:list-style-name="L1">
      <style:text-properties officeooo:rsid="001adf2f" officeooo:paragraph-rsid="001adf2f"/>
    </style:style>
    <style:style style:name="P11" style:family="paragraph" style:parent-style-name="Text_20_body" style:list-style-name="L2">
      <style:text-properties officeooo:rsid="001adf2f" officeooo:paragraph-rsid="001adf2f"/>
    </style:style>
    <style:style style:name="P12" style:family="paragraph" style:parent-style-name="Text_20_body" style:list-style-name="L1">
      <style:text-properties officeooo:rsid="001bb26b" officeooo:paragraph-rsid="001bb26b"/>
    </style:style>
    <style:style style:name="P13" style:family="paragraph" style:parent-style-name="Text_20_body" style:list-style-name="L2">
      <style:text-properties officeooo:rsid="001bb26b" officeooo:paragraph-rsid="001bb26b"/>
    </style:style>
    <style:style style:name="P14" style:family="paragraph" style:parent-style-name="Heading_20_3">
      <style:text-properties officeooo:rsid="001adf2f" officeooo:paragraph-rsid="001adf2f"/>
    </style:style>
    <style:style style:name="T1" style:family="text">
      <style:text-properties officeooo:rsid="001adf2f"/>
    </style:style>
    <style:style style:name="T2" style:family="text">
      <style:text-properties officeooo:rsid="001cb0ff"/>
    </style:style>
    <style:style style:name="T3" style:family="text">
      <style:text-properties officeooo:rsid="001dc02d"/>
    </style:style>
    <style:style style:name="T4" style:family="text">
      <style:text-properties officeooo:rsid="001e4a45"/>
    </style:style>
    <style:style style:name="T5" style:family="text">
      <style:text-properties style:text-position="super 58%" officeooo:rsid="001e4a45"/>
    </style:style>
    <style:style style:name="T6" style:family="text">
      <style:text-properties officeooo:rsid="002108c5"/>
    </style:style>
    <style:style style:name="T7" style:family="text">
      <style:text-properties officeooo:rsid="00275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Proposal</text:p>
      <text:p text:style-name="Text_20_body"/>
      <text:h text:style-name="Heading_20_3" text:outline-level="3">Project Title: <text:span text:style-name="T4">Parking Management System</text:span></text:h>
      <text:h text:style-name="Heading_20_3" text:outline-level="3">Client Name: <text:span text:style-name="T4">Taimoor Khan</text:span></text:h>
      <text:h text:style-name="Heading_20_3" text:outline-level="3">Submitted by: <text:span text:style-name="T4">Sus Birds</text:span></text:h>
      <text:p text:style-name="Text_20_body"/>
      <text:p text:style-name="Text_20_body">(date etc. design like a title page)</text:p>
      <text:p text:style-name="Text_20_body"/>
      <text:h text:style-name="Heading_20_2" text:outline-level="2">I. SUMMARY</text:h>
      <text:p text:style-name="P8">A software to keep track of data and handle finances to generate reports, for XYZ parking.</text:p>
      <text:p text:style-name="P8">We will create a full desktop application with database integrated. The software will have features similar to Point Of Sale System.</text:p>
      <text:p text:style-name="P8">The project should be done as to provide solution to city’s traffic problems. This project will be a relief for citizens and local authorities as this will provide safety and security for them. This project will be a big success from business point of view because XYZ parking will be easily able to attract customers, by promising them safety and security plus peace of mind. </text:p>
      <text:p text:style-name="P7">We SusBirds (Lol we can change the name if you guys are not comfortable) are a team of experts; we have made dozens of Point of Sale Systems for both big and small corporates. We are known for our work ethics and timeliness. Our client satisfaction score is 9.5/10. And our rates are also relatively lower than market. </text:p>
      <text:p text:style-name="Text_20_body"/>
      <text:p text:style-name="Text_20_body">Project Details:</text:p>
      <text:p text:style-name="Text_20_body">Location: <text:span text:style-name="T4">Peshawar</text:span></text:p>
      <text:p text:style-name="Text_20_body">Proposed Starting <text:span text:style-name="T4">d</text:span>ate: <text:span text:style-name="T4">4</text:span><text:span text:style-name="T5">th</text:span><text:span text:style-name="T4"> April</text:span></text:p>
      <text:p text:style-name="Text_20_body">Project Duration: 2 months</text:p>
      <text:p text:style-name="Text_20_body">Total Budget: <text:span text:style-name="T4">175,000 rs</text:span></text:p>
      <text:p text:style-name="Text_20_body">Proposed Payment <text:span text:style-name="T4">Installments</text:span>: <text:span text:style-name="T4">20,000 rs per month</text:span></text:p>
      <text:p text:style-name="Text_20_body">Others (if any)</text:p>
      <text:h text:style-name="Heading_20_2" text:outline-level="2"><text:soft-page-break/>II. BACKGROUND AND JUSTIFICATION</text:h>
      <text:p text:style-name="P1"><text:span text:style-name="T1">D</text:span>eveloping a software that will effectively manage the <text:span text:style-name="T1">XYZ </text:span>parking facilities.</text:p>
      <text:h text:style-name="Heading_20_2" text:outline-level="2">III. Requirements</text:h>
      <text:h text:style-name="P14" text:outline-level="3">Functional Requirements</text:h>
      <text:list xml:id="list682446734" text:style-name="L1">
        <text:list-item>
          <text:p text:style-name="P10">The system must be able to registers new customers.</text:p>
        </text:list-item>
        <text:list-item>
          <text:p text:style-name="P10">The system must take care of finances.</text:p>
        </text:list-item>
        <text:list-item>
          <text:p text:style-name="P10">The System must be able to track of slot info.</text:p>
        </text:list-item>
        <text:list-item>
          <text:p text:style-name="P10">The system must be able to generate finance report.</text:p>
        </text:list-item>
        <text:list-item>
          <text:p text:style-name="P12">The system must sent the report to owner.</text:p>
        </text:list-item>
        <text:list-item>
          <text:p text:style-name="P10">The system must store member and non-member record.</text:p>
        </text:list-item>
        <text:list-item>
          <text:p text:style-name="P10">The system should charge vehicle types differently.</text:p>
        </text:list-item>
      </text:list>
      <text:h text:style-name="P14" text:outline-level="3">Non-Functional Requirements</text:h>
      <text:list xml:id="list3808598576" text:style-name="L2">
        <text:list-item>
          <text:p text:style-name="P11">Shall be able to deal with a very large number of record.</text:p>
        </text:list-item>
        <text:list-item>
          <text:p text:style-name="P11">Shall be able to register new customers with in 1 second.</text:p>
        </text:list-item>
        <text:list-item>
          <text:p text:style-name="P13">Shall be able to generate daily reports automatically</text:p>
        </text:list-item>
      </text:list>
      <text:p text:style-name="Standard"/>
      <text:h text:style-name="Heading_20_2" text:outline-level="2">IV. Team</text:h>
      <text:p text:style-name="P2">Muhammad Faizan Wasif : 2 years of coding experience in both front-end and back-end development.</text:p>
      <text:h text:style-name="Heading_20_2" text:outline-level="2">V. OBJECTIVES</text:h>
      <text:p text:style-name="P6"><text:span text:style-name="T2">This project will </text:span>provide solution to city’s traffic problems. This project will be a relief for citizens and local authorities as this will provide safety and security for them.</text:p>
      <text:h text:style-name="Heading_20_2" text:outline-level="2">VI. Budget</text:h>
      <text:p text:style-name="P2">Employee Salaries: 10,0000rs</text:p>
      <text:p text:style-name="P2">Equipment to purchase: 2,5000rs</text:p>
      <text:p text:style-name="P2">Travel: 10,000rs</text:p>
      <text:p text:style-name="P2">Maintenance: 30,000rs</text:p>
      <text:p text:style-name="P2">miscellaneous: <text:span text:style-name="T3">10,000rs</text:span> </text:p>
      <text:p text:style-name="P2"/>
      <text:p text:style-name="P3">Total: 175,000</text:p>
      <text:p text:style-name="Standard"/>
      <text:p text:style-name="Standard"><text:span text:style-name="T3">note: Budget may vary</text:span>.</text:p>
      <text:h text:style-name="Heading_20_2" text:outline-level="2"><text:soft-page-break/>VII. <text:span text:style-name="T2">Deliverable</text:span> after every week</text:h>
      <text:p text:style-name="Standard">A milestone is reached every too weeks. What deliverable would you share after every two weeks</text:p>
      <text:p text:style-name="Standard">with your stakeholders to mark your performance.</text:p>
      <text:p text:style-name="Standard"/>
      <text:p text:style-name="P9">1 st Deliverable:<text:tab/></text:p>
      <text:p text:style-name="P9"><text:span text:style-name="T7"><text:tab/>We will deliver the use case diagram.<text:tab/></text:span></text:p>
      <text:p text:style-name="P9">2 nd Deliverable: </text:p>
      <text:p text:style-name="P9"><text:span text:style-name="T7"><text:tab/>We will deliver the activity diagram.</text:span></text:p>
      <text:p text:style-name="P9">3 rd Deliverable: </text:p>
      <text:p text:style-name="P9"><text:span text:style-name="T7"><text:tab/>We will deliver the sequence diagram.</text:span></text:p>
      <text:p text:style-name="P9">4 th Deliverable: </text:p>
      <text:p text:style-name="P9"><text:span text:style-name="T7"><text:tab/>We will deliver the design drawings.</text:span></text:p>
      <text:p text:style-name="P9">5 th Deliverable: </text:p>
      <text:p text:style-name="P9"><text:span text:style-name="T7"><text:tab/>We will deliver the prototype.</text:span></text:p>
      <text:p text:style-name="P9">6 th Deliverable: </text:p>
      <text:p text:style-name="P9"><text:span text:style-name="T7"><text:tab/>We will deliver product manual and conduct training session.</text:span></text:p>
      <text:p text:style-name="P9">7 th Deliverable:</text:p>
      <text:p text:style-name="P9"><text:tab/><text:span text:style-name="T7">We will deliver the product.</text:span></text:p>
      <text:p text:style-name="P9">8 th Deliverable: </text:p>
      <text:p text:style-name="P9"><text:span text:style-name="T7"><text:tab/>We will get feedback and will do changes ( if necessary ) .</text:span></text:p>
      <text:h text:style-name="Heading_20_2" text:outline-level="2">VIII. Assumptions</text:h>
      <text:p text:style-name="P5">The vehicle will leave the parking area. The vehicle that entered the parking area must also leave the area so that new slots will be available for the coming vehicles.</text:p>
      <text:h text:style-name="Heading_20_2" text:outline-level="2">IX. Proposed Solution</text:h>
      <text:p text:style-name="P4">For the concise solution the owner must have a message for the membership members to show the free space in the parking area.<text:span text:style-name="T6">It more easy and beneficial for customer for acknowledgement of parking slot in that portion.</text:span></text:p>
      <text:h text:style-name="Heading_20_2" text:outline-level="2">X. Communication Log</text:h>
      <text:p text:style-name="Standard">Log history of all the communications that took place between the team members in order to</text:p>
      <text:p text:style-name="Standard">prepare this proposal</text:p>
      <text:p text:style-name="Standard">Use the following format for it:</text:p>
      <text:p text:style-name="Standard">Date:</text:p>
      <text:p text:style-name="Standard">Members attended:</text:p>
      <text:p text:style-name="Standard">Agenda discussed:</text:p>
      <text:p text:style-name="Standard">Agreed points:</text:p>
      <text:p text:style-name="Standard"/>
      <text:p text:style-name="Standard">Proof: (if electronic meeting via email/networking website etc. add screen shots. For face-to-face</text:p>
      <text:p text:style-name="Standard">meetings and calls provide signatures of the members att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2:41:35.593864820</meta:creation-date>
    <dc:date>2022-04-04T22:55:49.892005657</dc:date>
    <meta:editing-duration>PT1H18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77" meta:word-count="638" meta:character-count="3845" meta:non-whitespace-character-count="3275"/>
  </office:meta>
</office:document-meta>
</file>